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cceptance</text:p>
          </table:table-cell>
          <table:table-cell table:style-name="ce1" office:value-type="string" calcext:value-type="string">
            <text:p>iter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orst-delta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EXP(-[.$B$2]/(POWER([.$B$4]; [.E2])*[.$B$3]))" office:value-type="float" office:value="0.0000453999297624849" calcext:value-type="float">
            <text:p>4.53999297624849E-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EXP(-[.$B$2]/(POWER([.$B$4]; [.E3])*[.$B$3]))" office:value-type="float" office:value="0.00215679374925475" calcext:value-type="float">
            <text:p>0.0021567937492547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a</text:p>
          </table:table-cell>
          <table:table-cell table:formula="of:=1.05" office:value-type="float" office:value="1.05" calcext:value-type="float">
            <text:p>1.05</text:p>
          </table:table-cell>
          <table:table-cell/>
          <table:table-cell table:formula="of:=EXP(-[.$B$2]/(POWER([.$B$4]; [.E4])*[.$B$3]))" office:value-type="float" office:value="0.418098900772984" calcext:value-type="float">
            <text:p>0.418098900772984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5])*[.$B$3]))" office:value-type="float" office:value="0.926774593465637" calcext:value-type="float">
            <text:p>0.926774593465637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6])*[.$B$3]))" office:value-type="float" office:value="0.999999999745698" calcext:value-type="float">
            <text:p>0.999999999745698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7])*[.$B$3]))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8])*[.$B$3]))"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9])*[.$B$3])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2"/>
          <table:table-cell office:value-type="float" office:value="2591" calcext:value-type="float">
            <text:p>2591</text:p>
          </table:table-cell>
        </table:table-row>
        <table:table-row table:style-name="ro1">
          <table:table-cell table:number-columns-repeated="12"/>
          <table:table-cell office:value-type="float" office:value="1926" calcext:value-type="float">
            <text:p>1926</text:p>
          </table:table-cell>
        </table:table-row>
        <table:table-row table:style-name="ro1">
          <table:table-cell table:number-columns-repeated="12"/>
          <table:table-cell office:value-type="float" office:value="1785" calcext:value-type="float">
            <text:p>1785</text:p>
          </table:table-cell>
        </table:table-row>
        <table:table-row table:style-name="ro1">
          <table:table-cell table:number-columns-repeated="12"/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12"/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12"/>
          <table:table-cell office:value-type="float" office:value="1214" calcext:value-type="float">
            <text:p>1214</text:p>
          </table:table-cell>
        </table:table-row>
        <table:table-row table:style-name="ro1">
          <table:table-cell table:number-columns-repeated="12"/>
          <table:table-cell office:value-type="float" office:value="1504" calcext:value-type="float">
            <text:p>1504</text:p>
          </table:table-cell>
        </table:table-row>
        <table:table-row table:style-name="ro1">
          <table:table-cell table:number-columns-repeated="12"/>
          <table:table-cell office:value-type="float" office:value="1615" calcext:value-type="float">
            <text:p>1615</text:p>
          </table:table-cell>
        </table:table-row>
        <table:table-row table:style-name="ro1">
          <table:table-cell table:number-columns-repeated="12"/>
          <table:table-cell office:value-type="float" office:value="1325" calcext:value-type="float">
            <text:p>1325</text:p>
          </table:table-cell>
        </table:table-row>
      </table:table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cceptance</text:p>
          </table:table-cell>
          <table:table-cell table:style-name="ce1" office:value-type="string" calcext:value-type="string">
            <text:p>iter</text:p>
          </table:table-cell>
          <table:table-cell table:style-name="ce1"/>
        </table:table-row>
        <table:table-row table:style-name="ro1">
          <table:table-cell office:value-type="string" calcext:value-type="string">
            <text:p>Worst-delta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EXP(-[.$B$2]/(POWER([.$B$4]; [.E2])*[.$B$3]))" office:value-type="float" office:value="0.135335283236613" calcext:value-type="float">
            <text:p>0.1353352832366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EXP(-[.$B$2]/(POWER([.$B$4]; [.E3])*[.$B$3]))" office:value-type="float" office:value="0.109541181831551" calcext:value-type="float">
            <text:p>0.109541181831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EXP(-[.$B$2]/(POWER([.$B$4]; [.E4])*[.$B$3]))" office:value-type="float" office:value="0.036671625400479" calcext:value-type="float">
            <text:p>0.03667162540047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table:formula="of:=EXP(-[.$B$2]/(POWER([.$B$4]; [.E5])*[.$B$3]))" office:value-type="float" office:value="0.00423658375417779" calcext:value-type="float">
            <text:p>0.004236583754177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EXP(-[.$B$2]/(POWER([.$B$4]; [.E6])*[.$B$3]))" office:value-type="float" office:value="6.37378789078528E-133" calcext:value-type="float">
            <text:p>6.37378789078528E-133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EXP(-[.$B$2]/(POWER([.$B$4]; [.E7])*[.$B$3])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EXP(-[.$B$2]/(POWER([.$B$4]; [.E8])*[.$B$3])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table:formula="of:=EXP(-[.$B$2]/(POWER([.$B$4]; [.E9])*[.$B$3]))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5:43:52.417735599</meta:creation-date>
    <dc:date>2023-08-17T10:47:58.589768824</dc:date>
    <meta:editing-duration>P1DT17H42M55S</meta:editing-duration>
    <meta:editing-cycles>1</meta:editing-cycles>
    <meta:document-statistic meta:table-count="2" meta:cell-count="57" meta:object-count="0"/>
    <meta:generator>LibreOffice/7.2.5.2$Linux_X86_64 LibreOffice_project/499f9727c189e6ef3471021d6132d4c694f357e5</meta:generator>
  </office:meta>
</office:document-meta>
</file>